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StoreListenerImpl.onProcessStoreEvent( ProcessStor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Server.init( String contextPath , AxisConfiguration axisConf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ODEServer.createExternalService( ProcessConf pconf , QName serviceName , String port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DEServer.initConne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bugTxMgr.sus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bugTx.enlistResource( XAResource xa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Server.destroyService( QName serviceName , String por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DEServer.registerExternalVariableMod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DEServer.getProcess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Server.init( ServletConfig config , AxisConfiguration axis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Server.getService( QName serviceName , QName port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bugTxMgr.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DEServer.handleEvent( ProcessStoreEvent p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DEServer.shutDown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ODEServer.registerMexIntercepto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DEServer.createService( ProcessConf pconf , QName serviceName ,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DEServer.initProcessStore( EndpointReferenceContext ep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DEServer.getService( QName serviceName ,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TxMgr.setTransactionTimeou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bugTx.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Server.create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DEServer.getExternalService( QName serviceName ,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Tx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Server.initDA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DEServer.initData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bugTxMgr.get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bugTxMgr.resume( Transaction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Server.registerExtensionActivityBundl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ODEServer.getApp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Server.getBpel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TxMgr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bugTxMg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bugTx.delistResource( XAResource xaResource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TxMgr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Server.createProcessStore( EndpointReferenceContext eprContext ,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Server.getProcessMana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TxMgr.DebugTxMgr( TransactionManager 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Tx.DebugTx( Transaction 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Server.initTxMg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bugTx.registerSynchronization( Synchronization synchroniz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bugTx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Tx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Server.registerEventListen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DEServer.initBpelServer( EndpointReferenceContextImpl ep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bugTxMgr.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Server.getInstanceMana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